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solid" draw:fill-color="#808080" draw:textarea-horizontal-align="justify" draw:textarea-vertical-align="top" draw:auto-grow-height="false" fo:min-height="25.716cm" fo:min-width="37.466cm" fo:padding-top="0.142cm" fo:padding-bottom="0.142cm" fo:padding-left="0.267cm" fo:padding-right="0.267cm"/>
    </style:style>
    <style:style style:name="gr2" style:family="graphic" style:parent-style-name="standard">
      <style:graphic-properties draw:stroke="solid" svg:stroke-width="0.035cm" svg:stroke-color="#000000" draw:marker-start-width="0.252cm" draw:marker-end-width="0.252cm" draw:fill="solid" draw:fill-color="#eeeeee" draw:textarea-horizontal-align="justify" draw:textarea-vertical-align="top" draw:auto-grow-height="false" fo:min-height="24.716cm" fo:min-width="26.966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solid" draw:fill-color="#eeeeee" draw:textarea-horizontal-align="justify" draw:textarea-vertical-align="top" draw:auto-grow-height="false" fo:min-height="4.716cm" fo:min-width="3.966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eeeeee" draw:textarea-horizontal-align="justify" draw:textarea-vertical-align="top" draw:auto-grow-height="false" fo:min-height="5.749cm" fo:min-width="5.215cm" fo:padding-top="0.142cm" fo:padding-bottom="0.142cm" fo:padding-left="0.267cm" fo:padding-right="0.267cm" fo:wrap-option="no-wrap"/>
    </style:style>
    <style:style style:name="gr5" style:family="graphic" style:parent-style-name="standard">
      <style:graphic-properties svg:stroke-width="0.035cm" svg:stroke-color="#000000" draw:marker-start-width="0.252cm" draw:marker-end-width="0.252cm" draw:fill="solid" draw:fill-color="#cccccc" draw:textarea-horizontal-align="justify" draw:textarea-vertical-align="top" draw:auto-grow-height="false" fo:min-height="15.058cm" fo:min-width="19.208cm" fo:padding-top="0.142cm" fo:padding-bottom="0.142cm" fo:padding-left="0.267cm" fo:padding-right="0.267cm"/>
    </style:style>
    <style:style style:name="gr6"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top" draw:auto-grow-height="false" fo:min-height="2.424cm" fo:min-width="20.575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999999" draw:textarea-horizontal-align="justify" draw:textarea-vertical-align="top" draw:auto-grow-height="false" fo:min-height="6.034cm" fo:min-width="6.284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textarea-horizontal-align="justify" draw:textarea-vertical-align="middle" draw:auto-grow-height="false" fo:min-height="0.438cm" fo:min-width="2.888cm" fo:padding-top="0.142cm" fo:padding-bottom="0.142cm" fo:padding-left="0.267cm" fo:padding-right="0.267cm"/>
    </style:style>
    <style:style style:name="gr9" style:family="graphic" style:parent-style-name="objectwithoutfill">
      <style:graphic-properties svg:stroke-width="0.035cm" draw:marker-start-width="0.252cm" draw:marker-end="Rounded_20_short_20_Arrow" draw:marker-end-width="0.352cm" draw:fill="none" draw:textarea-vertical-align="middle" fo:padding-top="0.142cm" fo:padding-bottom="0.142cm" fo:padding-left="0.267cm" fo:padding-right="0.267cm"/>
    </style:style>
    <style:style style:name="gr10" style:family="graphic" style:parent-style-name="objectwithoutfill">
      <style:graphic-properties draw:marker-end="Rounded_20_short_20_Arrow" draw:marker-end-width="0.3cm" draw:fill="none" draw:textarea-vertical-align="middle"/>
    </style:style>
    <style:style style:name="gr11"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0.168cm" fo:min-width="2.918cm" fo:padding-top="0.142cm" fo:padding-bottom="0.142cm" fo:padding-left="0.267cm" fo:padding-right="0.267cm"/>
    </style:style>
    <style:style style:name="gr12" style:family="graphic" style:parent-style-name="objectwithoutfill">
      <style:graphic-properties draw:stroke="dash" draw:stroke-dash="Fine_20_Dashed" svg:stroke-width="0.035cm" draw:marker-start-width="0.252cm" draw:marker-end="Rounded_20_short_20_Arrow" draw:marker-end-width="0.352cm" draw:fill="none" draw:textarea-vertical-align="middle" fo:padding-top="0.142cm" fo:padding-bottom="0.142cm" fo:padding-left="0.267cm" fo:padding-right="0.267cm"/>
    </style:style>
    <style:style style:name="gr13" style:family="graphic" style:parent-style-name="objectwithoutfill">
      <style:graphic-properties draw:stroke="dash" draw:stroke-dash="Ultrafine_20_2_20_Dots_20_3_20_Dashes" svg:stroke-width="0.053cm" draw:marker-start="" draw:marker-start-width="0.279cm" draw:marker-end="Short_20_line_20_Arrow" draw:marker-end-width="0.379cm" draw:fill="none" draw:textarea-vertical-align="middle" fo:padding-top="0.151cm" fo:padding-bottom="0.151cm" fo:padding-left="0.276cm" fo:padding-right="0.276cm"/>
    </style:style>
    <style:style style:name="gr14" style:family="graphic" style:parent-style-name="objectwithoutfill">
      <style:graphic-properties draw:stroke="dash" draw:stroke-dash="Ultrafine_20_2_20_Dots_20_3_20_Dashes" svg:stroke-width="0.053cm" draw:marker-start-width="0.279cm" draw:marker-end="Short_20_line_20_Arrow" draw:marker-end-width="0.379cm" draw:fill="none" draw:textarea-vertical-align="middle" fo:padding-top="0.151cm" fo:padding-bottom="0.151cm" fo:padding-left="0.276cm" fo:padding-right="0.276cm"/>
    </style:style>
    <style:style style:name="gr15" style:family="graphic" style:parent-style-name="objectwithoutfill">
      <style:graphic-properties draw:stroke="dash" draw:stroke-dash="Ultrafine_20_2_20_Dots_20_3_20_Dashes" svg:stroke-width="0.053cm" draw:marker-start-width="0.279cm" draw:marker-end="Short_20_line_20_Arrow" draw:marker-end-width="0.379cm" draw:fill="none" draw:textarea-vertical-align="middle" fo:padding-top="0.151cm" fo:padding-bottom="0.151cm" fo:padding-left="0.276cm" fo:padding-right="0.276cm"/>
    </style:style>
    <style:style style:name="gr16" style:family="graphic" style:parent-style-name="standard">
      <style:graphic-properties svg:stroke-width="0.035cm" svg:stroke-color="#000000" draw:marker-start-width="0.252cm" draw:marker-end-width="0.252cm" draw:fill-color="#ff9900" draw:textarea-horizontal-align="justify" draw:textarea-vertical-align="middle" draw:auto-grow-height="false" fo:min-height="0.438cm" fo:min-width="2.888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color="#ff9900" draw:textarea-horizontal-align="justify" draw:textarea-vertical-align="middle" draw:auto-grow-height="false" fo:min-height="0.438cm" fo:min-width="2.787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color="#ff9900" draw:textarea-horizontal-align="justify" draw:textarea-vertical-align="middle" draw:auto-grow-height="false" fo:min-height="0.438cm" fo:min-width="2.788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color="#ff9900" draw:textarea-horizontal-align="justify" draw:textarea-vertical-align="top" draw:auto-grow-height="false" fo:min-height="4.628cm" fo:min-width="3.978cm" fo:padding-top="0.142cm" fo:padding-bottom="0.142cm" fo:padding-left="0.267cm" fo:padding-right="0.267cm"/>
    </style:style>
    <style:style style:name="gr20" style:family="graphic" style:parent-style-name="standard">
      <style:graphic-properties draw:stroke="dash" draw:stroke-dash="Fine_20_Dashed" svg:stroke-width="0.035cm" svg:stroke-color="#000000" draw:marker-start-width="0.252cm" draw:marker-end-width="0.252cm" draw:fill-color="#ff9900" draw:opacity="31%" draw:textarea-horizontal-align="justify" draw:textarea-vertical-align="top" draw:auto-grow-height="false" fo:min-height="4.934cm" fo:min-width="3.888cm" fo:padding-top="0.142cm" fo:padding-bottom="0.142cm" fo:padding-left="0.267cm" fo:padding-right="0.267cm"/>
    </style:style>
    <style:style style:name="gr21" style:family="graphic" style:parent-style-name="standard">
      <style:graphic-properties draw:stroke="solid" draw:stroke-dash="Fine_20_Dashed" svg:stroke-width="0.035cm" svg:stroke-color="#000000" draw:marker-start-width="0.252cm" draw:marker-end-width="0.252cm" draw:fill-color="#ff9900" draw:textarea-horizontal-align="justify" draw:textarea-vertical-align="middle" draw:auto-grow-height="false" fo:min-height="0.438cm" fo:min-width="2.888cm" fo:padding-top="0.142cm" fo:padding-bottom="0.142cm" fo:padding-left="0.267cm" fo:padding-right="0.267cm"/>
    </style:style>
    <style:style style:name="gr22" style:family="graphic" style:parent-style-name="standard">
      <style:graphic-properties draw:stroke="dash" draw:stroke-dash="Fine_20_Dashed" svg:stroke-width="0.028cm" svg:stroke-color="#000000" draw:marker-start-width="0.242cm" draw:marker-end-width="0.242cm" draw:fill-color="#ff9900" draw:opacity="31%" draw:textarea-horizontal-align="justify" draw:textarea-vertical-align="middle" draw:auto-grow-height="false" fo:min-height="0.438cm" fo:min-width="2.888cm" fo:padding-top="0.139cm" fo:padding-bottom="0.139cm" fo:padding-left="0.264cm" fo:padding-right="0.264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objectwithoutfill">
      <style:graphic-properties draw:marker-start="Rounded_20_short_20_Arrow" draw:marker-end="" draw:marker-end-width="0.3cm" draw:fill="none" draw:textarea-vertical-align="middle"/>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dash" draw:stroke-dash="Fine_20_Dashed" draw:marker-start="Rounded_20_short_20_Arrow" draw:marker-end="" draw:marker-end-width="0.3cm" draw:fill="none" draw:textarea-vertical-align="middle"/>
    </style:style>
    <style:style style:name="gr27" style:family="graphic" style:parent-style-name="objectwithoutfill">
      <style:graphic-properties draw:stroke="dash" draw:stroke-dash="Line_20_with_20_Fine_20_Dots" svg:stroke-width="0.081cm" draw:marker-start-width="0.321cm" draw:marker-end="Rounded_20_short_20_Arrow" draw:marker-end-width="0.421cm" draw:fill="none" draw:textarea-vertical-align="middle" fo:padding-top="0.165cm" fo:padding-bottom="0.165cm" fo:padding-left="0.29cm" fo:padding-right="0.29cm"/>
    </style:style>
    <style:style style:name="P1" style:family="paragraph">
      <style:paragraph-properties fo:text-align="start"/>
    </style:style>
    <style:style style:name="P2" style:family="paragraph">
      <loext:graphic-properties draw:fill="solid" draw:fill-color="#808080"/>
      <style:paragraph-properties fo:text-align="start"/>
      <style:text-properties fo:font-size="14pt" style:font-size-asian="14pt" style:font-size-complex="14pt"/>
    </style:style>
    <style:style style:name="P3" style:family="paragraph">
      <loext:graphic-properties draw:fill="solid" draw:fill-color="#eeeeee"/>
      <style:paragraph-properties fo:text-align="start"/>
      <style:text-properties fo:font-size="14pt" style:font-size-asian="14pt" style:font-size-complex="14pt"/>
    </style:style>
    <style:style style:name="P4" style:family="paragraph">
      <loext:graphic-properties draw:fill="solid" draw:fill-color="#cccccc"/>
      <style:paragraph-properties fo:text-align="start"/>
      <style:text-properties fo:font-size="14pt" style:font-size-asian="14pt" style:font-size-complex="14pt"/>
    </style:style>
    <style:style style:name="P5" style:family="paragraph">
      <loext:graphic-properties draw:fill="none"/>
      <style:paragraph-properties fo:text-align="start"/>
      <style:text-properties fo:color="#999999" fo:font-size="14pt" style:font-size-asian="14pt" style:font-size-complex="14pt"/>
    </style:style>
    <style:style style:name="P6" style:family="paragraph">
      <loext:graphic-properties draw:fill="solid" draw:fill-color="#999999"/>
      <style:paragraph-properties fo:text-align="start"/>
      <style:text-properties fo:font-size="14pt" style:font-size-asian="14pt" style:font-size-complex="14pt"/>
    </style:style>
    <style:style style:name="P7" style:family="paragraph">
      <style:paragraph-properties fo:text-align="start"/>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style:paragraph-properties fo:text-align="start"/>
      <style:text-properties fo:font-size="14pt" style:font-size-asian="14pt" style:font-size-complex="14pt"/>
    </style:style>
    <style:style style:name="P10" style:family="paragraph">
      <style:paragraph-properties fo:text-align="center"/>
    </style:style>
    <style:style style:name="P11" style:family="paragraph">
      <loext:graphic-properties draw:fill-color="#ff9900"/>
      <style:paragraph-properties fo:text-align="start"/>
      <style:text-properties fo:font-size="14pt" style:font-size-asian="14pt" style:font-size-complex="14pt"/>
    </style:style>
    <style:style style:name="P12" style:family="paragraph">
      <loext:graphic-properties draw:fill-color="#ff9900" draw:opacity="31%"/>
      <style:paragraph-properties fo:text-align="start"/>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999999"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8cm" svg:height="26cm" svg:x="2cm" svg:y="2cm">
          <text:p text:style-name="P1"><text:span text:style-name="T1">MainComponent</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27.5cm" svg:height="25cm" svg:x="12cm" svg:y="2.5cm">
          <text:p text:style-name="P1"><text:span text:style-name="T1">CProcessingEngine</text:span></text:p>
          <draw:enhanced-geometry svg:viewBox="0 0 21600 21600" draw:mirror-horizontal="false" draw:mirror-vertical="false" draw:type="rectangle" draw:enhanced-path="M 0 0 L 21600 0 21600 21600 0 21600 0 0 Z N"/>
        </draw:custom-shape>
        <draw:custom-shape draw:style-name="gr3" draw:text-style-name="P3" xml:id="id1" draw:id="id1" draw:layer="layout" svg:width="4.5cm" svg:height="5cm" svg:x="3cm" svg:y="4cm">
          <text:p text:style-name="P1"><text:span text:style-name="T1">UI Elements</text:span></text:p>
          <draw:enhanced-geometry svg:viewBox="0 0 21600 21600" draw:mirror-horizontal="false" draw:mirror-vertical="false" draw:type="rectangle" draw:enhanced-path="M 0 0 L 21600 0 21600 21600 0 21600 0 0 Z N"/>
        </draw:custom-shape>
        <draw:custom-shape draw:style-name="gr4" draw:text-style-name="P3" xml:id="id5" draw:id="id5" draw:layer="layout" svg:width="8.8cm" svg:height="9.3cm" svg:x="2.7cm" svg:y="17.9cm">
          <draw:glue-point draw:id="4" svg:x="3.5cm" svg:y="-4.538cm"/>
          <text:p text:style-name="P1"><text:span text:style-name="T1">CProcessingEngineConf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21.4cm" svg:height="17cm" svg:x="17.6cm" svg:y="3cm">
          <text:p text:style-name="P1"><text:span text:style-name="T1">CProcessingEngineNode (</text:span><text:span text:style-name="T2">NId1</text:span><text:span text:style-name="T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1.401cm" svg:height="3cm" svg:x="17.599cm" svg:y="24cm">
          <text:p text:style-name="P1"><text:span text:style-name="T3">CprocessingEngineNode (NId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7.5cm" svg:height="7cm" svg:x="22.6cm" svg:y="12.5cm">
          <draw:glue-point draw:id="4" svg:x="-4.6cm" svg:y="4.611cm"/>
          <text:p text:style-name="P1"><text:span text:style-name="T1">COCAProtocolProcessor (</text:span><text:span text:style-name="T2">PId3</text:span><text:span text:style-name="T1">)</text:span></text:p>
          <text:p text:style-name="P1"><text:span text:style-name="T1">: AProtocolProcess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7.5cm" svg:height="7cm" svg:x="22.6cm" svg:y="5cm">
          <draw:glue-point draw:id="4" svg:x="-4.6cm" svg:y="4.555cm"/>
          <text:p text:style-name="P1"><text:span text:style-name="T1">COSCProtocolProcessor (</text:span><text:span text:style-name="T2">PId2</text:span><text:span text:style-name="T1">)</text:span></text:p>
          <text:p text:style-name="P1"><text:span text:style-name="T1">: AProtocolProcess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6" draw:id="id6" draw:layer="layout" svg:width="3.5cm" svg:height="0.8cm" svg:x="17.1cm" svg:y="5cm">
          <text:p text:style-name="P1"><text:span text:style-name="T1">::St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7" draw:id="id7" draw:layer="layout" svg:width="3.5cm" svg:height="0.8cm" svg:x="17.1cm" svg:y="5.8cm">
          <text:p text:style-name="P1"><text:span text:style-name="T1">::Sto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8" draw:id="id8" draw:layer="layout" svg:width="3.5cm" svg:height="0.8cm" svg:x="17.1cm" svg:y="6.6cm">
          <text:p text:style-name="P1"><text:span text:style-name="T1">::SetConf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2" draw:id="id2" draw:layer="layout" svg:width="3.5cm" svg:height="0.8cm" svg:x="11.5cm" svg:y="4cm">
          <text:p text:style-name="P1"><text:span text:style-name="T1">::St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3" draw:id="id3" draw:layer="layout" svg:width="3.5cm" svg:height="0.8cm" svg:x="11.5cm" svg:y="4.8cm">
          <text:p text:style-name="P1"><text:span text:style-name="T1">::Sto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4" draw:id="id4" draw:layer="layout" svg:width="3.5cm" svg:height="0.8cm" svg:x="11.5cm" svg:y="5.6cm">
          <text:p text:style-name="P1"><text:span text:style-name="T1">::SetConf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9" draw:id="id9" draw:layer="layout" svg:width="3.5cm" svg:height="0.8cm" svg:x="22.1cm" svg:y="6.7cm">
          <text:p text:style-name="P1"><text:span text:style-name="T1">::St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0" draw:id="id10" draw:layer="layout" svg:width="3.5cm" svg:height="0.8cm" svg:x="22.1cm" svg:y="7.5cm">
          <text:p text:style-name="P1"><text:span text:style-name="T1">::Sto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1" draw:id="id11" draw:layer="layout" svg:width="3.5cm" svg:height="0.8cm" svg:x="22.1cm" svg:y="8.3cm">
          <text:p text:style-name="P1"><text:span text:style-name="T1">::SetConf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2" draw:id="id12" draw:layer="layout" svg:width="3.5cm" svg:height="0.8cm" svg:x="22.1cm" svg:y="14.2cm">
          <text:p text:style-name="P1"><text:span text:style-name="T1">::St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3" draw:id="id13" draw:layer="layout" svg:width="3.5cm" svg:height="0.8cm" svg:x="22.1cm" svg:y="15cm">
          <text:p text:style-name="P1"><text:span text:style-name="T1">::Sto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4" draw:id="id14" draw:layer="layout" svg:width="3.5cm" svg:height="0.8cm" svg:x="22.1cm" svg:y="15.8cm">
          <text:p text:style-name="P1"><text:span text:style-name="T1">::SetConf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curve" draw:line-skew="-0.4cm" svg:x1="7.5cm" svg:y1="6.5cm" svg:x2="11.5cm" svg:y2="4.4cm" draw:start-shape="id1" draw:start-glue-point="1" draw:end-shape="id2" draw:end-glue-point="3" svg:d="M7500 6500c2400 0 400-2100 4000-2100" svg:viewBox="0 0 4001 2101">
          <text:p/>
        </draw:connector>
        <draw:connector draw:style-name="gr9" draw:text-style-name="P8" draw:layer="layout" draw:type="curve" draw:line-skew="-0.3cm" svg:x1="7.5cm" svg:y1="6.5cm" svg:x2="11.5cm" svg:y2="5.2cm" draw:start-shape="id1" draw:start-glue-point="1" draw:end-shape="id3" draw:end-glue-point="3" svg:d="M7500 6500c2550 0 550-1300 4000-1300" svg:viewBox="0 0 4001 1301">
          <text:p/>
        </draw:connector>
        <draw:connector draw:style-name="gr10" draw:text-style-name="P8" draw:layer="layout" draw:type="curve" draw:line-skew="-0.3cm" svg:x1="7.5cm" svg:y1="6.5cm" svg:x2="11.5cm" svg:y2="6cm" draw:start-shape="id1" draw:start-glue-point="1" draw:end-shape="id4" draw:end-glue-point="3" svg:d="M7500 6500c2550 0 550-500 4000-500" svg:viewBox="0 0 4001 501">
          <text:p/>
        </draw:connector>
        <draw:connector draw:style-name="gr9" draw:text-style-name="P8" draw:layer="layout" draw:type="curve" svg:x1="5.25cm" svg:y1="9cm" svg:x2="7.1cm" svg:y2="17.9cm" draw:start-shape="id1" draw:start-glue-point="2" draw:end-shape="id5" draw:end-glue-point="0" svg:d="M5250 9000c0 6675 1850 2225 1850 8900" svg:viewBox="0 0 1851 8901">
          <text:p/>
        </draw:connector>
        <draw:connector draw:style-name="gr9" draw:text-style-name="P8" draw:layer="layout" draw:type="curve" svg:x1="7.1cm" svg:y1="17.9cm" svg:x2="11.5cm" svg:y2="6cm" draw:start-shape="id5" draw:start-glue-point="0" draw:end-shape="id4" draw:end-glue-point="3" svg:d="M7100 17900c0-7934 1466-11900 4400-11900" svg:viewBox="0 0 4401 11901">
          <text:p/>
        </draw:connector>
        <draw:connector draw:style-name="gr9" draw:text-style-name="P8" draw:layer="layout" draw:type="curve" svg:x1="15cm" svg:y1="4.4cm" svg:x2="17.1cm" svg:y2="5.4cm" draw:start-shape="id2" draw:start-glue-point="1" draw:end-shape="id6" draw:end-glue-point="3" svg:d="M15000 4400c1576 0 527 1000 2100 1000" svg:viewBox="0 0 2101 1001">
          <text:p/>
        </draw:connector>
        <draw:connector draw:style-name="gr9" draw:text-style-name="P8" draw:layer="layout" draw:type="curve" svg:x1="15cm" svg:y1="5.2cm" svg:x2="17.1cm" svg:y2="6.2cm" draw:start-shape="id3" draw:start-glue-point="1" draw:end-shape="id7" draw:end-glue-point="3" svg:d="M15000 5200c1576 0 527 1000 2100 1000" svg:viewBox="0 0 2101 1001">
          <text:p/>
        </draw:connector>
        <draw:connector draw:style-name="gr9" draw:text-style-name="P8" draw:layer="layout" draw:type="curve" svg:x1="15cm" svg:y1="6cm" svg:x2="17.1cm" svg:y2="7cm" draw:start-shape="id4" draw:start-glue-point="1" draw:end-shape="id8" draw:end-glue-point="3" svg:d="M15000 6000c1576 0 527 1000 2100 1000" svg:viewBox="0 0 2101 1001">
          <text:p/>
        </draw:connector>
        <draw:connector draw:style-name="gr9" draw:text-style-name="P8" draw:layer="layout" draw:type="curve" svg:x1="20.6cm" svg:y1="5.4cm" svg:x2="22.1cm" svg:y2="7.1cm" draw:start-shape="id6" draw:start-glue-point="1" draw:end-shape="id9" draw:end-glue-point="3" svg:d="M20600 5400c1126 0 377 1700 1500 1700" svg:viewBox="0 0 1501 1701">
          <text:p/>
        </draw:connector>
        <draw:connector draw:style-name="gr9" draw:text-style-name="P8" draw:layer="layout" draw:type="curve" svg:x1="20.6cm" svg:y1="6.2cm" svg:x2="22.1cm" svg:y2="7.9cm" draw:start-shape="id7" draw:start-glue-point="1" draw:end-shape="id10" draw:end-glue-point="3" svg:d="M20600 6200c1126 0 377 1700 1500 1700" svg:viewBox="0 0 1501 1701">
          <text:p/>
        </draw:connector>
        <draw:connector draw:style-name="gr9" draw:text-style-name="P8" draw:layer="layout" draw:type="curve" svg:x1="20.6cm" svg:y1="7cm" svg:x2="22.1cm" svg:y2="8.7cm" draw:start-shape="id8" draw:start-glue-point="1" draw:end-shape="id11" draw:end-glue-point="3" svg:d="M20600 7000c1126 0 377 1700 1500 1700" svg:viewBox="0 0 1501 1701">
          <text:p/>
        </draw:connector>
        <draw:connector draw:style-name="gr9" draw:text-style-name="P8" draw:layer="layout" draw:type="curve" draw:line-skew="-0.051cm" svg:x1="20.6cm" svg:y1="5.4cm" svg:x2="22.1cm" svg:y2="14.6cm" draw:start-shape="id6" draw:start-glue-point="1" draw:end-shape="id12" draw:end-glue-point="3" svg:d="M20600 5400c1050 0 300 9200 1500 9200" svg:viewBox="0 0 1501 9201">
          <text:p/>
        </draw:connector>
        <draw:connector draw:style-name="gr9" draw:text-style-name="P8" draw:layer="layout" draw:type="curve" draw:line-skew="-0.151cm" svg:x1="20.6cm" svg:y1="6.2cm" svg:x2="22.1cm" svg:y2="15.4cm" draw:start-shape="id7" draw:start-glue-point="1" draw:end-shape="id13" draw:end-glue-point="3" svg:d="M20600 6200c900 0 150 9200 1500 9200" svg:viewBox="0 0 1501 9201">
          <text:p/>
        </draw:connector>
        <draw:connector draw:style-name="gr9" draw:text-style-name="P8" draw:layer="layout" draw:type="curve" draw:line-skew="-0.251cm" svg:x1="20.6cm" svg:y1="7cm" svg:x2="22.1cm" svg:y2="16.2cm" draw:start-shape="id8" draw:start-glue-point="1" draw:end-shape="id14" draw:end-glue-point="3" svg:d="M20600 7000c750 0 0 9200 1500 9200" svg:viewBox="0 0 1501 9201">
          <text:p/>
        </draw:connector>
        <draw:custom-shape draw:style-name="gr11" draw:text-style-name="P9" xml:id="id17" draw:id="id17" draw:layer="layout" svg:width="3.5cm" svg:height="0.5cm" svg:x="17cm" svg:y="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xml:id="id16" draw:id="id16" draw:layer="layout" svg:width="3.5cm" svg:height="0.5cm" svg:x="17cm" svg:y="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xml:id="id15" draw:id="id15" draw:layer="layout" svg:width="3.5cm" svg:height="0.5cm" svg:x="17cm" svg:y="2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draw:type="curve" svg:x1="15cm" svg:y1="6cm" svg:x2="17cm" svg:y2="26.35cm" draw:start-shape="id4" draw:start-glue-point="1" draw:end-shape="id15" draw:end-glue-point="3" svg:d="M15000 6000c1501 0 502 20350 2000 20350" svg:viewBox="0 0 2001 20351">
          <text:p/>
        </draw:connector>
        <draw:connector draw:style-name="gr12" draw:text-style-name="P8" draw:layer="layout" draw:type="curve" draw:line-skew="0.062cm" svg:x1="15cm" svg:y1="5.2cm" svg:x2="17cm" svg:y2="25.85cm" draw:start-shape="id3" draw:start-glue-point="1" draw:end-shape="id16" draw:end-glue-point="3" svg:d="M15000 5200c1594 0 595 20650 2000 20650" svg:viewBox="0 0 2001 20651">
          <text:p/>
        </draw:connector>
        <draw:connector draw:style-name="gr12" draw:text-style-name="P8" draw:layer="layout" draw:type="curve" draw:line-skew="0.131cm" svg:x1="15cm" svg:y1="4.4cm" svg:x2="17cm" svg:y2="25.35cm" draw:start-shape="id2" draw:start-glue-point="1" draw:end-shape="id17" draw:end-glue-point="3" svg:d="M15000 4400c1698 0 698 20950 2000 20950" svg:viewBox="0 0 2001 20951">
          <text:p/>
        </draw:connector>
        <draw:connector draw:style-name="gr13" draw:text-style-name="P8" draw:layer="layout" draw:type="curve" draw:line-skew="-0.226cm" svg:x1="23.85cm" svg:y1="9.1cm" svg:x2="10.18cm" svg:y2="18.33cm" draw:start-shape="id11" draw:start-glue-point="2" draw:end-shape="id5" draw:end-glue-point="4" svg:d="M23850 9100c0 6262-13670 1648-13670 9230" svg:viewBox="0 0 13671 9231">
          <text:p text:style-name="P10">PId2</text:p>
        </draw:connector>
        <draw:connector draw:style-name="gr14" draw:text-style-name="P8" draw:layer="layout" draw:type="curve" svg:x1="18.85cm" svg:y1="7.4cm" svg:x2="10.18cm" svg:y2="18.33cm" draw:start-shape="id8" draw:end-shape="id5" draw:end-glue-point="4" svg:d="M18850 7400c0 7876-8670 2412-8670 10930" svg:viewBox="0 0 8671 10931">
          <text:p text:style-name="P10">NId1</text:p>
        </draw:connector>
        <draw:connector draw:style-name="gr14" draw:text-style-name="P8" draw:layer="layout" draw:type="curve" svg:x1="23.85cm" svg:y1="16.6cm" svg:x2="10.18cm" svg:y2="18.33cm" draw:start-shape="id14" draw:start-glue-point="2" draw:end-shape="id5" draw:end-glue-point="4" svg:d="M23850 16600c0 976-13670 112-13670 1730" svg:viewBox="0 0 13671 1731">
          <text:p text:style-name="P10">PId3</text:p>
        </draw:connector>
        <draw:connector draw:style-name="gr15" draw:text-style-name="P8" draw:layer="layout" draw:type="curve" svg:x1="13.25cm" svg:y1="6.4cm" svg:x2="10.18cm" svg:y2="18.33cm" draw:start-shape="id4" draw:start-glue-point="2" draw:end-shape="id5" draw:end-glue-point="4" svg:d="M13250 6400c0 8626-3070 2662-3070 11930" svg:viewBox="0 0 3071 11931">
          <text:p/>
        </draw:connector>
        <draw:custom-shape draw:style-name="gr6" draw:text-style-name="P5" draw:layer="layout" svg:width="21.401cm" svg:height="3cm" svg:x="17.599cm" svg:y="20.5cm">
          <text:p text:style-name="P1"><text:span text:style-name="T3">CprocessingEngineNode (NId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3.5cm" svg:height="0.5cm" svg:x="17cm" svg:y="2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3.5cm" svg:height="0.5cm" svg:x="17cm" svg:y="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3.5cm" svg:height="0.5cm" svg:x="17cm" svg:y="2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3.5cm" svg:height="0.8cm" svg:x="27.1cm" svg:y="6.7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3.5cm" svg:height="0.8cm" svg:x="27.1cm" svg:y="7.5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22" draw:id="id22" draw:layer="layout" svg:width="3.399cm" svg:height="0.8cm" svg:x="27.2cm" svg:y="14.2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xml:id="id24" draw:id="id24" draw:layer="layout" svg:width="3.4cm" svg:height="0.8cm" svg:x="27.2cm" svg:y="15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xml:id="id30" draw:id="id30" draw:layer="layout" svg:width="5cm" svg:height="5.4cm" svg:x="33.5cm" svg:y="5.6cm">
          <draw:glue-point draw:id="4" svg:x="-5.036cm" svg:y="-1.052cm"/>
          <draw:glue-point draw:id="5" svg:x="-5.036cm" svg:y="1.052cm"/>
          <draw:glue-point draw:id="6" svg:x="-0.868cm" svg:y="5cm"/>
          <text:p text:style-name="P1"><text:span text:style-name="T1">CBypassHandling</text:span></text:p>
          <text:p text:style-name="P1"><text:span text:style-name="T1">: AObjectDataHand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4.9cm" svg:height="5.696cm" draw:transform="rotate (0.000174532925199433) translate (33.6cm 13.3cm)">
          <draw:glue-point draw:id="4" svg:x="-0.608cm" svg:y="-3.856cm"/>
          <draw:glue-point draw:id="5" svg:x="-4.388cm" svg:y="-0.81cm"/>
          <draw:glue-point draw:id="6" svg:x="-4.366cm" svg:y="0.582cm"/>
          <text:p text:style-name="P1"><text:span text:style-name="T1">CRemapHandling</text:span></text:p>
          <text:p text:style-name="P1"><text:span text:style-name="T1">: AObjectDataHand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19" draw:id="id19" draw:layer="layout" svg:width="3.5cm" svg:height="0.8cm" svg:x="33cm" svg:y="7.3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21" draw:id="id21" draw:layer="layout" svg:width="3.5cm" svg:height="0.8cm" svg:x="33cm" svg:y="8.1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23" draw:id="id23" draw:layer="layout" svg:width="3.5cm" svg:height="0.8cm" svg:x="33cm" svg:y="8.9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25" draw:id="id25" draw:layer="layout" svg:width="3.5cm" svg:height="0.8cm" svg:x="33cm" svg:y="9.7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xml:id="id18" draw:id="id18" draw:layer="layout" svg:width="3.5cm" svg:height="0.8cm" svg:x="27.101cm" svg:y="6.701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xml:id="id20" draw:id="id20" draw:layer="layout" svg:width="3.5cm" svg:height="0.8cm" svg:x="27.101cm" svg:y="7.501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xml:id="id26" draw:id="id26" draw:layer="layout" svg:width="3.5cm" svg:height="0.8cm" svg:x="33cm" svg:y="15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xml:id="id27" draw:id="id27" draw:layer="layout" svg:width="3.5cm" svg:height="0.8cm" svg:x="33cm" svg:y="15.8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xml:id="id28" draw:id="id28" draw:layer="layout" svg:width="3.5cm" svg:height="0.8cm" svg:x="33cm" svg:y="16.6cm">
          <text:p text:style-name="P1"><text:span text:style-name="T1">-&gt;OnMsgRe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xml:id="id29" draw:id="id29" draw:layer="layout" svg:width="3.5cm" svg:height="0.8cm" svg:x="33cm" svg:y="17.4cm">
          <text:p text:style-name="P1"><text:span text:style-name="T1">::SendMs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8" draw:layer="layout" draw:type="curve" svg:x1="30.601cm" svg:y1="7.101cm" svg:x2="33cm" svg:y2="7.7cm" draw:start-shape="id18" draw:start-glue-point="1" draw:end-shape="id19" draw:end-glue-point="3" svg:d="M30601 7101c1800 0 601 599 2399 599" svg:viewBox="0 0 2400 600">
          <text:p/>
        </draw:connector>
        <draw:connector draw:style-name="gr24" draw:text-style-name="P8" draw:layer="layout" draw:type="curve" svg:x1="30.601cm" svg:y1="7.901cm" svg:x2="33cm" svg:y2="8.5cm" draw:start-shape="id20" draw:start-glue-point="1" draw:end-shape="id21" draw:end-glue-point="3" svg:d="M30601 7901c1800 0 601 599 2399 599" svg:viewBox="0 0 2400 600">
          <text:p/>
        </draw:connector>
        <draw:connector draw:style-name="gr23" draw:text-style-name="P8" draw:layer="layout" draw:type="curve" draw:line-skew="-0.1cm" svg:x1="30.599cm" svg:y1="14.6cm" svg:x2="33cm" svg:y2="9.3cm" draw:start-shape="id22" draw:start-glue-point="1" draw:end-shape="id23" draw:end-glue-point="3" svg:d="M30599 14600c1651 0 451-5300 2401-5300" svg:viewBox="0 0 2402 5301">
          <text:p/>
        </draw:connector>
        <draw:connector draw:style-name="gr24" draw:text-style-name="P8" draw:layer="layout" draw:type="curve" draw:line-skew="0.099cm" svg:x1="30.6cm" svg:y1="15.4cm" svg:x2="33cm" svg:y2="10.1cm" draw:start-shape="id24" draw:start-glue-point="1" draw:end-shape="id25" draw:end-glue-point="3" svg:d="M30600 15400c1950 0 750-5300 2400-5300" svg:viewBox="0 0 2401 5301">
          <text:p/>
        </draw:connector>
        <draw:connector draw:style-name="gr25" draw:text-style-name="P8" draw:layer="layout" draw:type="curve" draw:line-skew="0.096cm" svg:x1="30.601cm" svg:y1="7.101cm" svg:x2="33cm" svg:y2="15.4cm" draw:start-shape="id18" draw:start-glue-point="1" draw:end-shape="id26" draw:end-glue-point="3" svg:d="M30601 7101c1947 0 748 8299 2399 8299" svg:viewBox="0 0 2400 8300">
          <text:p/>
        </draw:connector>
        <draw:connector draw:style-name="gr26" draw:text-style-name="P8" draw:layer="layout" draw:type="curve" svg:x1="30.601cm" svg:y1="7.901cm" svg:x2="33cm" svg:y2="16.2cm" draw:start-shape="id20" draw:start-glue-point="1" draw:end-shape="id27" draw:end-glue-point="3" svg:d="M30601 7901c1803 0 604 8299 2399 8299" svg:viewBox="0 0 2400 8300">
          <text:p/>
        </draw:connector>
        <draw:connector draw:style-name="gr25" draw:text-style-name="P8" draw:layer="layout" draw:type="curve" svg:x1="30.599cm" svg:y1="14.6cm" svg:x2="33cm" svg:y2="17cm" draw:start-shape="id22" draw:start-glue-point="1" draw:end-shape="id28" draw:end-glue-point="3" svg:d="M30599 14600c1804 0 604 2400 2401 2400" svg:viewBox="0 0 2402 2401">
          <text:p/>
        </draw:connector>
        <draw:connector draw:style-name="gr26" draw:text-style-name="P8" draw:layer="layout" draw:type="curve" svg:x1="30.6cm" svg:y1="15.4cm" svg:x2="33cm" svg:y2="17.8cm" draw:start-shape="id24" draw:start-glue-point="1" draw:end-shape="id29" draw:end-glue-point="3" svg:d="M30600 15400c1804 0 605 2400 2400 2400" svg:viewBox="0 0 2401 2401">
          <text:p/>
        </draw:connector>
        <draw:connector draw:style-name="gr27" draw:text-style-name="P8" draw:layer="layout" draw:type="curve" draw:line-skew="-6.106cm -1.088cm" svg:x1="20.6cm" svg:y1="7cm" svg:x2="36cm" svg:y2="5.6cm" draw:start-shape="id8" draw:start-glue-point="1" draw:end-shape="id30" draw:end-glue-point="0" svg:d="M20600 7000c517 0 430-1504 4151-2456s11249-1353 11249 1056" svg:viewBox="0 0 15401 320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08:11:58.398000000</meta:creation-date>
    <dc:date>2018-03-27T13:41:15.094000000</dc:date>
    <meta:editing-duration>PT43M20S</meta:editing-duration>
    <meta:editing-cycles>8</meta:editing-cycles>
    <meta:generator>LibreOffice/5.4.5.1$Windows_X86_64 LibreOffice_project/79c9829dd5d8054ec39a82dc51cd9eff340dbee8</meta:generator>
    <meta:document-statistic meta:object-count="73"/>
  </office:meta>
</office:document-meta>
</file>